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66.2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 wheel Stanhope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10" calcext:value-type="float">
            <text:p>10</text:p>
          </table:table-cell>
          <table:table-cell table:style-name="ce1"/>
          <table:table-cell table:style-name="ce1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0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3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41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69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81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87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91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3" calcext:value-type="float">
            <text:p>73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03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84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92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14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27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46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62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68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75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76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80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81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84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85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87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88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489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92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02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03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13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15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16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25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26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27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32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33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41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42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43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44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46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48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49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50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53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54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57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59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60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62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67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68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71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74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75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76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77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78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80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81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582]+16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83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84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85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87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88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89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90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92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93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96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97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98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99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00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02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03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04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07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08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09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10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11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12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14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15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16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21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22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23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2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29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30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33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34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35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36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38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4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41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42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46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47]+16"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eur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50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51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52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53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57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58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59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6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66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67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68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69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74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75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682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685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687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96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99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03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04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07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09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14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15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16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19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722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23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730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732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733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736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37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38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39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40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41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42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745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746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750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56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58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761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770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771]+25" office:value-type="float" office:value="194" calcext:value-type="float">
            <text:p>1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772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75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76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77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78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79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780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781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783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786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791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795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797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803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806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808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809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810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811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812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813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76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813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2">00/00/0000</text:date>, <text:time style:data-style-name="N2" text:time-value="23:42:33.8074215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20-01-02T22:33:34.220289706</dc:date>
    <meta:editing-duration>P77DT6H51M43S</meta:editing-duration>
    <meta:editing-cycles>1643</meta:editing-cycles>
    <meta:generator>LibreOffice/6.0.7.3$Linux_X86_64 LibreOffice_project/00m0$Build-3</meta:generator>
    <dc:creator>James Petts</dc:creator>
    <meta:document-statistic meta:table-count="3" meta:cell-count="5101" meta:object-count="0"/>
  </office:meta>
</office:document-meta>
</file>